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72pt" style:font-size-asian="72pt" style:font-size-complex="7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8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262626" fo:font-size="20pt" style:font-size-asian="20pt" style:font-size-complex="20pt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262626" fo:font-size="20pt" style:font-size-asian="20pt" style:font-size-complex="20pt"/>
    </style:style>
    <style:style style:name="T1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262626" fo:font-size="20pt" style:font-size-asian="20pt" style:font-size-complex="20pt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<text:span text:style-name="T2">الهدف العام</text:span></text:p>
      <text:p text:style-name="P3"><text:span text:style-name="T4">هدف الصفحه هو التوعيه بأن الإنسان هو سبب التغيرات المناخيه وبالتالي يمكنه إعادة الكوكب كما كان</text:span><text:span text:style-name="T5">,</text:span></text:p>
      <text:p text:style-name="P6"><text:span text:style-name="T7">بالطبع عن طريق الكف عن الانبعاثات من المصانع والسفن والسيارات</text:span><text:span text:style-name="T8">.</text:span></text:p>
      <text:p text:style-name="P9"><text:span text:style-name="T10">قال تعلى</text:span><text:span text:style-name="T11">:</text:span></text:p>
      <text:p text:style-name="P12"><text:span text:style-name="T13">(</text:span><text:span text:style-name="T14">وَإِذْ قَالَ رَبُّكَ لِلْمَلَائِكَةِ إِنِّي جَاعِلٌ فِي الْأَرْضِ خَلِيفَة</text:span><text:span text:style-name="T15">ً)</text:span></text:p>
      <text:p text:style-name="P16"><text:span text:style-name="T17">ويتضح من قول سبحانه وتعالى</text:span></text:p>
      <text:p text:style-name="P18"><text:span text:style-name="T19">انه استخلف الإنسان في الارض منذ ما كان ادم<text:s/></text:span><text:span text:style-name="T20">عليه السلام في الارض مع زوجته حواء</text:span><text:span text:style-name="T21">.</text:span></text:p>
      <text:p text:style-name="P22"><text:span text:style-name="T23">يجب ان نحافظ على الارض وهي امانه ويجب ان نعمرها</text:span><text:span text:style-name="T24">ز</text:span></text:p>
      <text:p text:style-name="P25"><text:span text:style-name="T26">كما في قوله تعالى</text:span><text:span text:style-name="T27">:</text:span></text:p>
      <text:p text:style-name="P28"><text:span text:style-name="T29">۞{<text:s/></text:span><text:span text:style-name="T30">وَإِلَىٰ ثَمُودَ أَخَاهُمْ صَـٰلِحًۭا ۚ قَالَ يَـٰقَوْمِ ٱعْبُدُوا۟ ٱللَّهَ مَا لَكُم مِّنْ إِلَـٰهٍ غَيْرُهُۥ ۖ هُوَ أَنشَأَكُم مِّنَ ٱلْأَرْضِ وَٱسْتَعْمَرَكُمْ فِيهَا فَٱسْتَغْفِرُوهُ ثُمَّ تُوبُوٓا۟ إِلَيْهِ ۚ إِنَّ رَبِّى قَرِيبٌۭ مُّجِيبٌۭ} ٦١</text:span></text:p>
      <text:p text:style-name="P31"><text:span text:style-name="T32">ويجب ان نقف للمفسدين في الارض ونواجههم ونننشر التوعيه للنسا بضروره الحفاظ على المناخ وخطورة التغير المناخي للأرضز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محمد حسام احمد الدمرداش على</meta:initial-creator>
    <dc:creator>محمد حسام احمد الدمرداش على</dc:creator>
    <meta:creation-date>2022-12-10T11:18:00Z</meta:creation-date>
    <dc:date>2022-12-10T11:18:00Z</dc:date>
    <meta:template xlink:href="Normal.dotm" xlink:type="simple"/>
    <meta:editing-cycles>1</meta:editing-cycles>
    <meta:editing-duration>PT0S</meta:editing-duration>
    <meta:document-statistic meta:page-count="1" meta:paragraph-count="1" meta:word-count="119" meta:character-count="799" meta:row-count="5" meta:non-whitespace-character-count="681"/>
  </office:meta>
</office:document-meta>
</file>